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4pt" officeooo:rsid="0011d984" officeooo:paragraph-rsid="0008de68" style:font-size-asian="12.25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4pt" officeooo:paragraph-rsid="0008de68" style:font-size-asian="14pt" style:font-size-complex="14pt"/>
    </style:style>
    <style:style style:name="P4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officeooo:paragraph-rsid="00070754" style:font-size-asian="14pt" style:font-size-complex="14pt"/>
    </style:style>
    <style:style style:name="P5" style:family="paragraph" style:parent-style-name="Standard">
      <style:paragraph-properties fo:margin-left="0mm" fo:margin-right="0mm" fo:line-height="100%" fo:text-align="center" style:justify-single-word="false" fo:text-indent="12.51mm" style:auto-text-indent="false"/>
      <style:text-properties style:font-name="Times New Roman" fo:font-size="14pt" fo:language="uk" fo:country="UA" officeooo:paragraph-rsid="00070754" style:font-size-asian="14pt" style:font-size-complex="14pt"/>
    </style:style>
    <style:style style:name="P6" style:family="paragraph" style:parent-style-name="Standard">
      <style:paragraph-properties fo:margin-left="0mm" fo:margin-right="0mm" fo:text-align="end" style:justify-single-word="false" fo:text-indent="12.51mm" style:auto-text-indent="false"/>
      <style:text-properties fo:font-size="14pt" fo:language="uk" fo:country="UA" officeooo:paragraph-rsid="00070754" style:font-size-asian="14pt"/>
    </style:style>
    <style:style style:name="P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size="14pt" fo:language="uk" fo:country="UA" officeooo:paragraph-rsid="00070754" style:font-size-asian="14pt"/>
    </style:style>
    <style:style style:name="P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size="14pt" fo:language="uk" fo:country="UA" officeooo:paragraph-rsid="00089035" style:font-size-asian="14pt"/>
    </style:style>
    <style:style style:name="P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size="14pt" fo:language="uk" fo:country="UA" officeooo:paragraph-rsid="0008de68" style:font-size-asian="14pt"/>
    </style:style>
    <style:style style:name="P10" style:family="paragraph" style:parent-style-name="Standard">
      <style:paragraph-properties fo:margin-left="0mm" fo:margin-right="0mm" fo:text-align="end" style:justify-single-word="false" fo:text-indent="12.51mm" style:auto-text-indent="false"/>
      <style:text-properties fo:font-size="14pt" fo:language="uk" fo:country="UA" officeooo:rsid="00070754" officeooo:paragraph-rsid="00070754" style:font-size-asian="14pt"/>
    </style:style>
    <style:style style:name="P11" style:family="paragraph" style:parent-style-name="Standard">
      <style:paragraph-properties fo:margin-left="0mm" fo:margin-right="0mm" fo:text-align="center" style:justify-single-word="false" fo:text-indent="12.51mm" style:auto-text-indent="false"/>
      <style:text-properties fo:font-size="14pt" fo:language="uk" fo:country="UA" fo:font-weight="bold" officeooo:paragraph-rsid="00070754" style:font-size-asian="14pt" style:font-weight-asian="bold" style:font-size-complex="16pt"/>
    </style:style>
    <style:style style:name="P12" style:family="paragraph" style:parent-style-name="Standard">
      <style:paragraph-properties fo:margin-left="0mm" fo:margin-right="0mm" fo:text-align="center" style:justify-single-word="false" fo:text-indent="12.51mm" style:auto-text-indent="false"/>
      <style:text-properties officeooo:paragraph-rsid="00070754"/>
    </style:style>
    <style:style style:name="P13" style:family="paragraph" style:parent-style-name="Standard" style:master-page-name="Standard">
      <style:paragraph-properties fo:margin-left="0mm" fo:margin-right="0mm" fo:text-align="end" style:justify-single-word="false" fo:text-indent="12.51mm" style:auto-text-indent="false" style:page-number="auto"/>
      <style:text-properties fo:font-size="14pt" fo:language="uk" fo:country="UA" officeooo:paragraph-rsid="00070754" style:font-size-asian="14pt"/>
    </style:style>
    <style:style style:name="P1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size="14pt" fo:language="uk" fo:country="UA" officeooo:rsid="0008de68" officeooo:paragraph-rsid="0008de68" style:font-size-asian="14pt"/>
    </style:style>
    <style:style style:name="P15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4pt" officeooo:rsid="001489cb" officeooo:paragraph-rsid="0008de68" style:font-size-asian="12.25pt" style:font-size-complex="14pt"/>
    </style:style>
    <style:style style:name="P16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4pt" officeooo:rsid="0011d984" officeooo:paragraph-rsid="0008de68" style:font-size-asian="12.25pt" style:font-size-complex="14pt"/>
    </style:style>
    <style:style style:name="P17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4pt" officeooo:rsid="00156501" officeooo:paragraph-rsid="0008de68" style:font-size-asian="12.25pt" style:font-size-complex="14pt"/>
    </style:style>
    <style:style style:name="T1" style:family="text">
      <style:text-properties officeooo:rsid="0005ff7f"/>
    </style:style>
    <style:style style:name="T2" style:family="text">
      <style:text-properties fo:font-size="14pt" fo:language="uk" fo:country="UA" style:font-size-asian="14pt"/>
    </style:style>
    <style:style style:name="T3" style:family="text">
      <style:text-properties fo:font-size="14pt" fo:language="uk" fo:country="UA" officeooo:rsid="00070754" style:font-size-asian="14pt"/>
    </style:style>
    <style:style style:name="T4" style:family="text">
      <style:text-properties officeooo:rsid="00070754"/>
    </style:style>
    <style:style style:name="T5" style:family="text">
      <style:text-properties officeooo:rsid="0008de68"/>
    </style:style>
    <style:style style:name="T6" style:family="text">
      <style:text-properties style:font-name="Times New Roman" officeooo:rsid="0008de68" style:font-size-asian="14pt"/>
    </style:style>
    <style:style style:name="T7" style:family="text">
      <style:text-properties style:font-name="Times New Roman" fo:language="uk" fo:country="UA" officeooo:rsid="00156501"/>
    </style:style>
    <style:style style:name="T8" style:family="text">
      <style:text-properties style:font-name="Times New Roman" fo:language="uk" fo:country="UA" officeooo:rsid="000d760e"/>
    </style:style>
    <style:style style:name="T9" style:family="text">
      <style:text-properties style:font-name="Times New Roman" fo:language="uk" fo:country="UA" officeooo:rsid="0008de68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08de68" style:font-size-complex="14pt"/>
    </style:style>
    <style:style style:name="T12" style:family="text">
      <style:text-properties officeooo:rsid="0009b5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В спеціалізовану вчену раду</text:p>
      <text:p text:style-name="P6"/>
      <text:p text:style-name="P6">Д <text:span text:style-name="T4">26.002.04</text:span> в <text:span text:style-name="T4">НТУУ “КПІ”</text:span></text:p>
      <text:p text:style-name="P6"/>
      <text:p text:style-name="P6"><text:span text:style-name="T4">03056</text:span>, м. <text:span text:style-name="T4">Київ</text:span>, </text:p>
      <text:p text:style-name="P6"/>
      <text:p text:style-name="P10">просп. Перемоги, 37</text:p>
      <text:p text:style-name="P7"/>
      <text:p text:style-name="P7"/>
      <text:p text:style-name="P11">Відгук</text:p>
      <text:p text:style-name="P11"/>
      <text:p text:style-name="P12"><text:span text:style-name="T2">на автореферат дисертації </text:span><text:span text:style-name="T3">Гуменного Дмитра Олександровича<text:line-break/></text:span><text:span text:style-name="T2">«</text:span><text:span text:style-name="T3">Автоматизація процесу керування усталеним рухом антропоморфного крокуючого апарата</text:span><text:span text:style-name="T2">», поданої на здобуття наукового ступеня кандидата </text:span><text:span text:style-name="T3">технічних наук</text:span><text:span text:style-name="T2"> за спеціальністю</text:span></text:p>
      <text:p text:style-name="P4"><text:span text:style-name="T4">05</text:span>.<text:span text:style-name="T4">13</text:span>.0<text:span text:style-name="T4">7</text:span> – <text:span text:style-name="T4">автоматизація процесів керування</text:span></text:p>
      <text:p text:style-name="P5"/>
      <text:p text:style-name="P1"><text:tab/><text:span text:style-name="T1">Дана дисертаційна робота присвячена вирішенню актуальної задачі – збереження усталеного руху антропоморфного крокуючого апарата на довільній опорній поверхні. Актуальність цієї задачі зумовлена виключенням участі людини при виконанні нею професійних обов'язків у небезпечних місцях мирного чи військового характеру, а також широкими перспективами застосування антропоморфних крокуючих апаратів як транспортних засобів в різних галузя народного господарства. Дана дисертаційна робота є продовженням досліджень відомих вітчизняних та закордонних вчених.</text:span></text:p>
      <text:p text:style-name="P1"><text:tab/><text:span text:style-name="T1">У роботі вперше обґрунтовано і розроблено критерії дотримання усталеного руху апарата на довільній опорній поверхні, що дає змогу отримати умови збереження усталеного руху із заданим запасом стійкості.</text:span></text:p>
      <text:p text:style-name="P1"><text:tab/><text:span text:style-name="T1">Удосконалені кінематичні і динамічні моделі антропоморфних крокуючих апаратів дають змогу зменшити процес побудови фізичної моделі апарата, здійснювати моніторинг та аналіз поведінки антропоморфного крокуючого апарата на різних типах опорних поверхонь.</text:span></text:p>
      <text:p text:style-name="P1"><text:tab/><text:span text:style-name="T1">На основі отриманих в роботі наукових результатів розроблено апаратно-програмний комплекс, який є ефективним практичним інструментарієм проектування антропоморфних крокуючих апаратів.</text:span></text:p>
      <text:p text:style-name="P1"><text:tab/><text:span text:style-name="T5">Для вирішення поставлених у дисертаційній роботі задач автором застосовані класичні методи аналітичної динаміки, оптимального і автоматичного управління. Проте, незважаючи на розв'язання поставлених задач управління усталеним рухом крокуючого апарата, до автореферату дисертаційної роботи є такі зауваження:</text:span></text:p>
      <text:list xml:id="list4835293907548397727" text:style-name="L1">
        <text:list-item>
          <text:p text:style-name="P15">У авторефераті, рисунок 5 є зайвим, тому, що формула 29 цілком описує функціональну структуру <text:span text:style-name="T5">системи управління</text:span>.</text:p>
        </text:list-item>
        <text:list-item>
          <text:p text:style-name="P16">З автореферату не зовсім зрозуміла поведінка <text:span text:style-name="T5">антропоморфного крокуючого апарата </text:span>при ход<text:span text:style-name="T12">ь</text:span>бі по опорній поверхні, наприклад, <text:soft-page-break/>синусоїдального типу з напівперіодом більшим, або меншим за довжину стопи.</text:p>
        </text:list-item>
        <text:list-item>
          <text:p text:style-name="P17">У авторефераті присутні граматичні помилки.</text:p>
        </text:list-item>
      </text:list>
      <text:p text:style-name="P2"><text:tab/><text:span text:style-name="T5">Варто відзначити, що вказан</text:span><text:span text:style-name="T6">і зауваження не зменшують наукової цінності виконаної роботи і мають рекомендаційних характер.</text:span></text:p>
      <text:p text:style-name="P3"><text:span text:style-name="T7"><text:tab/>Виходячи із </text:span><text:span text:style-name="T9">в</text:span><text:span text:style-name="T7">місту автореферату дисертації, </text:span><text:span text:style-name="T9">очевидно, що</text:span><text:span text:style-name="T7"> дисертація </text:span><text:span text:style-name="T8">Гуменного Д.О.</text:span><text:span text:style-name="T7"> на здобуття наукового ступеня кандидата </text:span><text:span text:style-name="T8">технічних наук</text:span><text:span text:style-name="T7"> відповідає встановленим вимогам, а її автор заслуговує на присудження наукового ступеня кандидата </text:span><text:span text:style-name="T8">технічних наук</text:span><text:span text:style-name="T7"> за спеціальністю </text:span><text:span text:style-name="T8">05.13.07</text:span><text:span text:style-name="T7"> — </text:span><text:span text:style-name="T8">автоматизація процесів керування</text:span><text:span text:style-name="T7">.</text:span><text:tab/></text:p>
      <text:p text:style-name="P2"/>
      <text:p text:style-name="P1"/>
      <text:p text:style-name="P1"/>
      <text:p text:style-name="P1"/>
      <text:p text:style-name="P8">Завідувач кафедри <text:span text:style-name="T5">інформаційних систем</text:span></text:p>
      <text:p text:style-name="P14">Харківського національного економічного</text:p>
      <text:p text:style-name="P14">університету ім. Семена Кузнеца,</text:p>
      <text:p text:style-name="P9"><text:span text:style-name="T5">доктор технічних наук, професор</text:span><text:span text:style-name="T10"> <text:tab/> <text:s text:c="32"/>О. </text:span><text:span text:style-name="T11">Г</text:span><text:span text:style-name="T10">. </text:span><text:span text:style-name="T11">Руденко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1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Humennyi</meta:initial-creator>
    <meta:creation-date>2016-06-06T07:48:58.582340014</meta:creation-date>
    <dc:date>2016-06-06T11:44:24.980533774</dc:date>
    <dc:creator>Dmytro Humennyi</dc:creator>
    <meta:editing-duration>PT5M31S</meta:editing-duration>
    <meta:editing-cycles>4</meta:editing-cycles>
    <meta:generator>LibreOffice/4.2.8.2$Linux_X86_64 LibreOffice_project/420m0$Build-2</meta:generator>
    <meta:printed-by>Dmytro Humennyi</meta:printed-by>
    <meta:print-date>2016-06-06T11:43:57.030548325</meta:print-date>
    <meta:document-statistic meta:table-count="0" meta:image-count="0" meta:object-count="0" meta:page-count="2" meta:paragraph-count="21" meta:word-count="336" meta:character-count="2841" meta:non-whitespace-character-count="2482"/>
  </office:meta>
</office:document-meta>
</file>